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020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JAVASCRIP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5:33:54.282787977</meta:creation-date>
    <dc:date>2017-04-25T15:36:35.22372397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0"/>
    <meta:generator>LibreOffice/4.2.8.2$Linux_X86_64 LibreOffice_project/420m0$Build-2</meta:generator>
  </office:meta>
</office:document-meta>
</file>